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text-indent="1.27cm" fo:line-height="115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</office:automatic-styles>
  <office:body>
    <office:text>
      <text:p text:style-name="P1"><text:span text:style-name="T1_1">Here</text:span><text:span text:style-name="T1_2"><text:s/></text:span><text:span text:style-name="T1_3">is</text:span><text:span text:style-name="T1_4"><text:s/></text:span><text:span text:style-name="T1_5">a</text:span><text:span text:style-name="T1_6"><text:s/></text:span><text:span text:style-name="T1_7">short</text:span><text:span text:style-name="T1_8"><text:s/></text:span><text:span text:style-name="T1_9">code</text:span><text:span text:style-name="T1_10"><text:s/></text:span><text:span text:style-name="T1_11">with</text:span><text:span text:style-name="T1_12"><text:s/></text:span><text:span text:style-name="T1_13">some</text:span><text:span text:style-name="T1_14"><text:s/></text:span><text:span text:style-name="T1_15">example</text:span><text:span text:style-name="T1_16"><text:s/></text:span><text:span text:style-name="T1_17">comments</text:span><text:span text:style-name="T1_18">.</text:span></text:p>
      <text:p text:style-name="P2"/>
      <text:p text:style-name="P3"/>
      <text:p text:style-name="P4"/>
      <text:p text:style-name="P5"><text:span text:style-name="T5_1">//</text:span><text:span text:style-name="T5_2">Commenting</text:span><text:span text:style-name="T5_3"><text:s/></text:span><text:span text:style-name="T5_4">at</text:span><text:span text:style-name="T5_5"><text:s/></text:span><text:span text:style-name="T5_6">the</text:span><text:span text:style-name="T5_7"><text:s/></text:span><text:span text:style-name="T5_8">beginning</text:span><text:span text:style-name="T5_9"><text:s/></text:span><text:span text:style-name="T5_10">of</text:span><text:span text:style-name="T5_11"><text:s/></text:span><text:span text:style-name="T5_12">the</text:span><text:span text:style-name="T5_13"><text:s/></text:span><text:span text:style-name="T5_14">file</text:span></text:p>
      <text:p text:style-name="P6"><text:span text:style-name="T6_1">//</text:span><text:span text:style-name="T6_2">Allows</text:span><text:span text:style-name="T6_3"><text:s/></text:span><text:span text:style-name="T6_4">you</text:span><text:span text:style-name="T6_5"><text:s/></text:span><text:span text:style-name="T6_6">to</text:span><text:span text:style-name="T6_7"><text:s/></text:span><text:span text:style-name="T6_8">give</text:span><text:span text:style-name="T6_9"><text:s/></text:span><text:span text:style-name="T6_10">a</text:span><text:span text:style-name="T6_11"><text:s/></text:span><text:span text:style-name="T6_12">summary</text:span><text:span text:style-name="T6_13"><text:s/></text:span><text:span text:style-name="T6_14">of</text:span><text:span text:style-name="T6_15"><text:s/></text:span><text:span text:style-name="T6_16">your</text:span><text:span text:style-name="T6_17"><text:s/></text:span><text:span text:style-name="T6_18">program</text:span></text:p>
      <text:p text:style-name="P7"><text:span text:style-name="T7_1">#</text:span><text:span text:style-name="T7_2">include</text:span><text:span text:style-name="T7_3"><text:s/>&lt;</text:span><text:span text:style-name="T7_4">iostream</text:span><text:span text:style-name="T7_5">&gt;</text:span></text:p>
      <text:p text:style-name="P8"/>
      <text:p text:style-name="P9"><text:span text:style-name="T9_1">using</text:span><text:span text:style-name="T9_2"><text:s/></text:span><text:span text:style-name="T9_3">namespace</text:span><text:span text:style-name="T9_4"><text:s/></text:span><text:span text:style-name="T9_5">std</text:span><text:span text:style-name="T9_6">;</text:span></text:p>
      <text:p text:style-name="P10"/>
      <text:p text:style-name="P11"><text:span text:style-name="T11_1">int</text:span><text:span text:style-name="T11_2"><text:s/></text:span><text:span text:style-name="T11_3">main</text:span><text:span text:style-name="T11_4">()</text:span></text:p>
      <text:p text:style-name="P12"><text:span text:style-name="T12_1">{</text:span></text:p>
      <text:p text:style-name="P13"><text:span text:style-name="T13_1"><text:tab/></text:span><text:span text:style-name="T13_2">cout</text:span><text:span text:style-name="T13_3"><text:s/>&lt;&lt;<text:s/>"</text:span><text:span text:style-name="T13_4">Hello</text:span><text:span text:style-name="T13_5"><text:s/></text:span><text:span text:style-name="T13_6">world</text:span><text:span text:style-name="T13_7">"<text:s/>&lt;&lt;<text:s/></text:span><text:span text:style-name="T13_8">endl</text:span><text:span text:style-name="T13_9">;<text:s/><text:tab/>//</text:span><text:span text:style-name="T13_10">this</text:span><text:span text:style-name="T13_11"><text:s/></text:span><text:span text:style-name="T13_12">cout</text:span><text:span text:style-name="T13_13"><text:s/></text:span><text:span text:style-name="T13_14">statement</text:span><text:span text:style-name="T13_15"><text:s/></text:span><text:span text:style-name="T13_16">outputs</text:span><text:span text:style-name="T13_17"><text:s/></text:span><text:span text:style-name="T13_18">to</text:span><text:span text:style-name="T13_19"><text:s/></text:span><text:span text:style-name="T13_20">the</text:span><text:span text:style-name="T13_21"><text:s/></text:span><text:span text:style-name="T13_22">screen</text:span></text:p>
      <text:p text:style-name="P14"><text:span text:style-name="T14_1"><text:tab/></text:span><text:span text:style-name="T14_2">cout</text:span><text:span text:style-name="T14_3"><text:s/>&lt;&lt;<text:s/>“</text:span><text:span text:style-name="T14_4">What</text:span><text:span text:style-name="T14_5">’</text:span><text:span text:style-name="T14_6">s</text:span><text:span text:style-name="T14_7"><text:s/></text:span><text:span text:style-name="T14_8">the</text:span><text:span text:style-name="T14_9"><text:s/></text:span><text:span text:style-name="T14_10">date</text:span><text:span text:style-name="T14_11">?”<text:s/>&lt;&lt;<text:s/></text:span><text:span text:style-name="T14_12">endl</text:span><text:span text:style-name="T14_13">;</text:span></text:p>
      <text:p text:style-name="P15"/>
      <text:p text:style-name="P16"><text:span text:style-name="T16_1"><text:tab/>//</text:span><text:span text:style-name="T16_2">comments</text:span><text:span text:style-name="T16_3"><text:s/></text:span><text:span text:style-name="T16_4">should</text:span><text:span text:style-name="T16_5"><text:s/></text:span><text:span text:style-name="T16_6">be</text:span><text:span text:style-name="T16_7"><text:s/></text:span><text:span text:style-name="T16_8">used</text:span><text:span text:style-name="T16_9"><text:s/></text:span><text:span text:style-name="T16_10">to</text:span><text:span text:style-name="T16_11"><text:s/></text:span><text:span text:style-name="T16_12">explain</text:span><text:span text:style-name="T16_13"><text:s/></text:span><text:span text:style-name="T16_14">things</text:span><text:span text:style-name="T16_15"><text:s/></text:span><text:span text:style-name="T16_16">that</text:span><text:span text:style-name="T16_17"><text:s/></text:span><text:span text:style-name="T16_18">may</text:span><text:span text:style-name="T16_19"><text:s/></text:span><text:span text:style-name="T16_20">not</text:span><text:span text:style-name="T16_21"><text:s/></text:span><text:span text:style-name="T16_22">be</text:span><text:span text:style-name="T16_23"><text:s/></text:span></text:p>
      <text:p text:style-name="P17"><text:span text:style-name="T17_1"><text:tab/>//</text:span><text:span text:style-name="T17_2">obvious</text:span><text:span text:style-name="T17_3"><text:s/></text:span><text:span text:style-name="T17_4">to</text:span><text:span text:style-name="T17_5"><text:s/></text:span><text:span text:style-name="T17_6">someone</text:span><text:span text:style-name="T17_7"><text:s/></text:span><text:span text:style-name="T17_8">other</text:span><text:span text:style-name="T17_9"><text:s/></text:span><text:span text:style-name="T17_10">than</text:span><text:span text:style-name="T17_11"><text:s/></text:span><text:span text:style-name="T17_12">programmer</text:span></text:p>
      <text:p text:style-name="P18"/>
      <text:p text:style-name="P19"><text:span text:style-name="T19_1"><text:tab/></text:span><text:span text:style-name="T19_2">cin</text:span><text:span text:style-name="T19_3"><text:s/>&gt;&gt;<text:s/></text:span><text:span text:style-name="T19_4">date</text:span><text:span text:style-name="T19_5">;<text:s/>//</text:span><text:span text:style-name="T19_6">takes</text:span><text:span text:style-name="T19_7"><text:s/></text:span><text:span text:style-name="T19_8">the</text:span><text:span text:style-name="T19_9"><text:s/></text:span><text:span text:style-name="T19_10">date</text:span><text:span text:style-name="T19_11"><text:s/></text:span><text:span text:style-name="T19_12">from</text:span><text:span text:style-name="T19_13"><text:s/></text:span><text:span text:style-name="T19_14">the</text:span><text:span text:style-name="T19_15"><text:s/></text:span><text:span text:style-name="T19_16">user</text:span></text:p>
      <text:p text:style-name="P20"><text:span text:style-name="T20_1"><text:tab/>/*<text:s/></text:span><text:span text:style-name="T20_2">you</text:span><text:span text:style-name="T20_3"><text:s/></text:span><text:span text:style-name="T20_4">can</text:span><text:span text:style-name="T20_5"><text:s/></text:span><text:span text:style-name="T20_6">also</text:span><text:span text:style-name="T20_7"><text:s/></text:span><text:span text:style-name="T20_8">use</text:span><text:span text:style-name="T20_9"><text:s/></text:span><text:span text:style-name="T20_10">comments</text:span><text:span text:style-name="T20_11"><text:s/></text:span><text:span text:style-name="T20_12">to</text:span><text:span text:style-name="T20_13"><text:s/></text:span><text:span text:style-name="T20_14">remind</text:span><text:span text:style-name="T20_15"><text:s/></text:span><text:span text:style-name="T20_16">yourself</text:span><text:span text:style-name="T20_17"><text:s/></text:span><text:span text:style-name="T20_18">of</text:span><text:span text:style-name="T20_19"><text:s/></text:span><text:span text:style-name="T20_20">changes</text:span><text:span text:style-name="T20_21"><text:s/></text:span><text:span text:style-name="T20_22">you</text:span><text:span text:style-name="T20_23"><text:s/></text:span><text:span text:style-name="T20_24">want</text:span><text:span text:style-name="T20_25"><text:s/></text:span><text:span text:style-name="T20_26">to</text:span><text:span text:style-name="T20_27"><text:s/></text:span><text:span text:style-name="T20_28">make</text:span></text:p>
      <text:p text:style-name="P21"><text:span text:style-name="T21_1"><text:tab/>*</text:span><text:span text:style-name="T21_2">ie</text:span><text:span text:style-name="T21_3">.<text:s/></text:span><text:span text:style-name="T21_4">output</text:span><text:span text:style-name="T21_5"><text:s/></text:span><text:span text:style-name="T21_6">date</text:span><text:span text:style-name="T21_7"><text:s/></text:span><text:span text:style-name="T21_8">to</text:span><text:span text:style-name="T21_9"><text:s/></text:span><text:span text:style-name="T21_10">screen</text:span></text:p>
      <text:p text:style-name="P22"><text:span text:style-name="T22_1"><text:tab/>*</text:span><text:span text:style-name="T22_2">or</text:span><text:span text:style-name="T22_3"><text:s/></text:span><text:span text:style-name="T22_4">debug</text:span><text:span text:style-name="T22_5"><text:s/></text:span><text:span text:style-name="T22_6">code</text:span><text:span text:style-name="T22_7"><text:s/></text:span><text:span text:style-name="T22_8">passed</text:span><text:span text:style-name="T22_9"><text:s/></text:span><text:span text:style-name="T22_10">this</text:span><text:span text:style-name="T22_11"><text:s/></text:span><text:span text:style-name="T22_12">point</text:span><text:span text:style-name="T22_13"><text:s/>*/</text:span></text:p>
      <text:p text:style-name="P23"><text:span text:style-name="T23_1"><text:tab/></text:span></text:p>
      <text:p text:style-name="P24"><text:span text:style-name="T24_1">return</text:span><text:span text:style-name="T24_2"><text:s/>0;</text:span></text:p>
      <text:p text:style-name="P25"><text:span text:style-name="T25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